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/>
    <style:font-face style:name="DejaVu Sans" svg:font-family="'DejaVu Sans'" style:font-family-generic="swiss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4c1900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数据库SQL实验</text:h>
      <text:p text:style-name="P2">081152039 赵建荣</text:p>
      <text:h text:style-name="Heading_20_2" text:outline-level="2">实验平台</text:h>
      <text:p text:style-name="Text_20_body_20_indent"><text:s text:c="4"/>Arch Linux-3.0, mysql 5.5.16.</text:p>
      <text:h text:style-name="Heading_20_2" text:outline-level="2">实验内容</text:h>
      <text:p text:style-name="Standard"/>
      <text:p text:style-name="Code">##################################################</text:p>
      <text:p text:style-name="Code">#</text:p>
      <text:p text:style-name="Code"># <text:s text:c="19"/>Section 1</text:p>
      <text:p text:style-name="Code">#</text:p>
      <text:p text:style-name="Code">##################################################</text:p>
      <text:p text:style-name="Code"/>
      <text:p text:style-name="Code">###### 1.1 CREATE ######</text:p>
      <text:p text:style-name="Code">CREATE TABLE Student (</text:p>
      <text:p text:style-name="Code"><text:tab/><text:tab/>SNO INT PRIMARY KEY,</text:p>
      <text:p text:style-name="Code"><text:tab/><text:tab/>SNAME CHAR(9) NOT NULL,</text:p>
      <text:p text:style-name="Code"><text:tab/><text:tab/>SEX CHAR(2),</text:p>
      <text:p text:style-name="Code"><text:tab/><text:tab/>DEPTNO INT</text:p>
      <text:p text:style-name="Code"><text:tab/><text:tab/>);</text:p>
      <text:p text:style-name="Code"/>
      <text:p text:style-name="Code">CREATE TABLE Course (</text:p>
      <text:p text:style-name="Code"><text:tab/><text:tab/>CNO INT,</text:p>
      <text:p text:style-name="Code"><text:tab/><text:tab/>CNAME CHAR(20) NOT NULL,</text:p>
      <text:p text:style-name="Code"><text:tab/><text:tab/>TNO INT,</text:p>
      <text:p text:style-name="Code"><text:tab/><text:tab/>CREDIT INT,</text:p>
      <text:p text:style-name="Code"><text:tab/><text:tab/>PRIMARY KEY(CNO, TNO)</text:p>
      <text:p text:style-name="Code"><text:tab/><text:tab/>);</text:p>
      <text:p text:style-name="Code"/>
      <text:p text:style-name="Code">CREATE TABLE SC (</text:p>
      <text:p text:style-name="Code"><text:tab/><text:tab/>SNO INT,</text:p>
      <text:p text:style-name="Code"><text:tab/><text:tab/>CNO INT,</text:p>
      <text:p text:style-name="Code"><text:tab/><text:tab/>GRADE INT,</text:p>
      <text:p text:style-name="Code"><text:tab/><text:tab/>PRIMARY KEY(SNO, CNO)</text:p>
      <text:p text:style-name="Code"><text:tab/><text:tab/>);</text:p>
      <text:p text:style-name="Code"/>
      <text:p text:style-name="Code">CREATE TABLE Teacher (</text:p>
      <text:p text:style-name="Code"><text:tab/><text:tab/>TNO INT PRIMARY KEY,</text:p>
      <text:p text:style-name="Code"><text:tab/><text:tab/>TNAME CHAR(8) NOT NULL,</text:p>
      <text:p text:style-name="Code"><text:tab/><text:tab/>DEPTNO INT</text:p>
      <text:p text:style-name="Code"><text:tab/><text:tab/>);</text:p>
      <text:p text:style-name="Code"/>
      <text:p text:style-name="Code">CREATE TABLE Dept (</text:p>
      <text:p text:style-name="Code"><text:tab/><text:tab/>DEPTNO INT PRIMARY KEY,</text:p>
      <text:p text:style-name="Code"><text:tab/><text:tab/>DNAME CHAR(20) NOT NULL</text:p>
      <text:p text:style-name="Code"><text:tab/><text:tab/>);</text:p>
      <text:p text:style-name="Code"/>
      <text:p text:style-name="Code"><text:soft-page-break/>###### 1.2 MODIFY ######</text:p>
      <text:p text:style-name="Code">ALTER TABLE Student ADD AGE INT;</text:p>
      <text:p text:style-name="Code">ALTER TABLE Student MODIFY AGE SMALLINT;</text:p>
      <text:p text:style-name="Code"/>
      <text:p text:style-name="Code">###### 1.3 DELETE ######</text:p>
      <text:p text:style-name="Code">DROP TABLE Student;</text:p>
      <text:p text:style-name="Code">DROP TABLE Course;</text:p>
      <text:p text:style-name="Code">DROP TABLE SC;</text:p>
      <text:p text:style-name="Code">DROP TABLE Teacher;</text:p>
      <text:p text:style-name="Code">DROP TABLE Dept;</text:p>
      <text:p text:style-name="Code"/>
      <text:p text:style-name="Code">##################################################</text:p>
      <text:p text:style-name="Code">#</text:p>
      <text:p text:style-name="Code"># <text:s text:c="19"/>Section 2</text:p>
      <text:p text:style-name="Code">#</text:p>
      <text:p text:style-name="Code">##################################################</text:p>
      <text:p text:style-name="Code"/>
      <text:p text:style-name="Code">###### 2.1 INSERT ######</text:p>
      <text:p text:style-name="Code">INSERT INTO Student VALUES </text:p>
      <text:p text:style-name="Code">(1001, '张天', 'm', 10, 20),</text:p>
      <text:p text:style-name="Code">(1002, '李兰', 'f', 10, 21),</text:p>
      <text:p text:style-name="Code">(1003, '陈铭', 'm', 10, 21),</text:p>
      <text:p text:style-name="Code">(1004, '刘茜', 'f', 20, 21),</text:p>
      <text:p text:style-name="Code">(1005, '马阳', 'm', 20, 22);</text:p>
      <text:p text:style-name="Code"/>
      <text:p text:style-name="Code">INSERT INTO Course VALUES </text:p>
      <text:p text:style-name="Code">(1, '数据结构', 101, 4),</text:p>
      <text:p text:style-name="Code">(2, '数据库', 102, 4),</text:p>
      <text:p text:style-name="Code">(3, '离散数学', 103, 4),</text:p>
      <text:p text:style-name="Code">(4, 'C语言程序设计', 101, 2);</text:p>
      <text:p text:style-name="Code"/>
      <text:p text:style-name="Code">INSERT INTO SC VALUES </text:p>
      <text:p text:style-name="Code">(1001, 1, 80), (1001, 2, 85), (1001, 3, 78),</text:p>
      <text:p text:style-name="Code">(1002, 1, 78), (1002, 2, 82), (1002, 3, 86),</text:p>
      <text:p text:style-name="Code">(1003, 1, 92), (1003, 3, 90),</text:p>
      <text:p text:style-name="Code">(1004, 1, 87), (1004, 4, 90),</text:p>
      <text:p text:style-name="Code">(1005, 1, 85), (1005, 4, 92);</text:p>
      <text:p text:style-name="Code"/>
      <text:p text:style-name="Code">INSERT INTO Teacher VALUES </text:p>
      <text:p text:style-name="Code">(101, '张星', 10), (102, '李珊', 10),</text:p>
      <text:p text:style-name="Code">(103, '赵应', 10), (104, '刘田', 20);</text:p>
      <text:p text:style-name="Code"/>
      <text:p text:style-name="Code">INSERT INTO Dept VALUES </text:p>
      <text:p text:style-name="Code">(10, '计算机'), (20, '信息');</text:p>
      <text:p text:style-name="Code"/>
      <text:p text:style-name="Code">###### 2.2 SINGLE TABLE QUERY ######</text:p>
      <text:p text:style-name="Code">SELECT * FROM Student;</text:p>
      <text:p text:style-name="Code">SELECT SNAME FROM Student WHERE SEX = 'f';</text:p>
      <text:p text:style-name="Code">SELECT * FROM SC WHERE GRADE BETWEEN 80 AND 89 ORDER BY GRADE DESC;</text:p>
      <text:p text:style-name="Code"><text:soft-page-break/>SELECT DEPTNO, COUNT(*) FROM Student GROUP BY DEPTNO;</text:p>
      <text:p text:style-name="Code"/>
      <text:p text:style-name="Code">###### 2.3 LINK QUERY ######</text:p>
      <text:p text:style-name="Code">SELECT SNAME, AGE</text:p>
      <text:p text:style-name="Code">FROM Student, Dept</text:p>
      <text:p text:style-name="Code">WHERE SEX = 'f'</text:p>
      <text:p text:style-name="Code">AND AGE &lt;= 21</text:p>
      <text:p text:style-name="Code">AND Student.DEPTNO = Dept.DEPTNO</text:p>
      <text:p text:style-name="Code">AND Dept.DNAME = '信息';</text:p>
      <text:p text:style-name="Code"/>
      <text:p text:style-name="Code">###### 2.4 EMBEDED QUERY ######</text:p>
      <text:p text:style-name="Code">## 1 ##</text:p>
      <text:p text:style-name="Code">SELECT SNAME</text:p>
      <text:p text:style-name="Code">FROM Student</text:p>
      <text:p text:style-name="Code">WHERE SNO IN (</text:p>
      <text:p text:style-name="Code"><text:tab/><text:tab/>SELECT SNO</text:p>
      <text:p text:style-name="Code"><text:tab/><text:tab/>FROM SC, Course</text:p>
      <text:p text:style-name="Code"><text:tab/><text:tab/>WHERE SC.CNO = Course.CNO</text:p>
      <text:p text:style-name="Code"><text:tab/><text:tab/>GROUP BY SNO</text:p>
      <text:p text:style-name="Code"><text:tab/><text:tab/><text:tab/>HAVING SUM(Course.CREDIT) &lt; 10</text:p>
      <text:p text:style-name="Code"><text:tab/><text:tab/>);</text:p>
      <text:p text:style-name="Code"/>
      <text:p text:style-name="Code">## 2 ##</text:p>
      <text:p text:style-name="Code">###############</text:p>
      <text:p text:style-name="Code">SELECT CNAME, SNAME, temp.GRADE</text:p>
      <text:p text:style-name="Code">FROM Student,</text:p>
      <text:p text:style-name="Code"><text:tab/> Course,</text:p>
      <text:p text:style-name="Code"><text:tab/> (SELECT SNO, CNO, GRADE</text:p>
      <text:p text:style-name="Code"><text:tab/> <text:s/>FROM SC</text:p>
      <text:p text:style-name="Code"><text:tab/> <text:s/>WHERE (CNO, GRADE) IN (</text:p>
      <text:p text:style-name="Code"><text:tab/><text:tab/> <text:s/>SELECT CNO, MAX(GRADE)</text:p>
      <text:p text:style-name="Code"><text:tab/><text:tab/> <text:s/>FROM SC</text:p>
      <text:p text:style-name="Code"><text:tab/><text:tab/> <text:s/>GROUP BY CNO</text:p>
      <text:p text:style-name="Code"><text:tab/><text:tab/> <text:s/>)</text:p>
      <text:p text:style-name="Code"><text:tab/> <text:s/>) AS temp</text:p>
      <text:p text:style-name="Code">WHERE Student.SNO = temp.SNO</text:p>
      <text:p text:style-name="Code">AND Course.CNO = temp.CNO;</text:p>
      <text:p text:style-name="Code"/>
      <text:p text:style-name="Code">## 3 ##</text:p>
      <text:p text:style-name="Code">###############</text:p>
      <text:p text:style-name="Code">SELECT DISTINCT SNO</text:p>
      <text:p text:style-name="Code">FROM SC</text:p>
      <text:p text:style-name="Code">WHERE NOT EXISTS (</text:p>
      <text:p text:style-name="Code"><text:tab/><text:tab/>SELECT *</text:p>
      <text:p text:style-name="Code"><text:tab/><text:tab/>FROM (</text:p>
      <text:p text:style-name="Code"><text:tab/><text:tab/><text:tab/>SELECT CNO</text:p>
      <text:p text:style-name="Code"><text:tab/><text:tab/><text:tab/>FROM SC</text:p>
      <text:p text:style-name="Code"><text:tab/><text:tab/><text:tab/>WHERE SNO = 1001</text:p>
      <text:p text:style-name="Code"><text:tab/><text:tab/><text:tab/>) AS a</text:p>
      <text:p text:style-name="Code"><text:tab/><text:tab/>WHERE NOT EXISTS (</text:p>
      <text:p text:style-name="Code"><text:tab/><text:tab/><text:tab/>SELECT *</text:p>
      <text:p text:style-name="Code"><text:tab/><text:tab/><text:tab/>FROM SC as b</text:p>
      <text:p text:style-name="Code"><text:soft-page-break/><text:tab/><text:tab/><text:tab/>WHERE b.SNO = SC.SNO</text:p>
      <text:p text:style-name="Code"><text:tab/><text:tab/><text:tab/>AND b.CNO = a.CNO</text:p>
      <text:p text:style-name="Code"><text:tab/><text:tab/><text:tab/>)</text:p>
      <text:p text:style-name="Code"><text:tab/><text:tab/>);</text:p>
      <text:p text:style-name="Code"/>
      <text:p text:style-name="Code">## 4 ##</text:p>
      <text:p text:style-name="Code">###############</text:p>
      <text:p text:style-name="Code">SELECT SNAME</text:p>
      <text:p text:style-name="Code">FROM Student</text:p>
      <text:p text:style-name="Code">WHERE NOT EXISTS (</text:p>
      <text:p text:style-name="Code"><text:tab/><text:tab/>SELECT *</text:p>
      <text:p text:style-name="Code"><text:tab/><text:tab/>FROM (</text:p>
      <text:p text:style-name="Code"><text:tab/><text:tab/><text:tab/>SELECT CNO</text:p>
      <text:p text:style-name="Code"><text:tab/><text:tab/><text:tab/>FROM Course, Teacher</text:p>
      <text:p text:style-name="Code"><text:tab/><text:tab/><text:tab/>WHERE Course.TNO = Teacher.TNO</text:p>
      <text:p text:style-name="Code"><text:tab/><text:tab/><text:tab/>AND Teacher.TNAME = '张星'</text:p>
      <text:p text:style-name="Code"><text:tab/><text:tab/><text:tab/>) AS c</text:p>
      <text:p text:style-name="Code"><text:tab/><text:tab/>WHERE NOT EXISTS (</text:p>
      <text:p text:style-name="Code"><text:tab/><text:tab/><text:tab/>SELECT *</text:p>
      <text:p text:style-name="Code"><text:tab/><text:tab/><text:tab/>FROM SC</text:p>
      <text:p text:style-name="Code"><text:tab/><text:tab/><text:tab/>WHERE SNO = Student.SNO</text:p>
      <text:p text:style-name="Code"><text:tab/><text:tab/><text:tab/>AND CNO = c.CNO</text:p>
      <text:p text:style-name="Code"><text:tab/><text:tab/><text:tab/>)</text:p>
      <text:p text:style-name="Code"><text:tab/><text:tab/>);</text:p>
      <text:p text:style-name="Code"/>
      <text:p text:style-name="Code">###### 2.5 MODIFY ######</text:p>
      <text:p text:style-name="Code">UPDATE SC</text:p>
      <text:p text:style-name="Code">SET GRADE = GRADE + 2</text:p>
      <text:p text:style-name="Code">WHERE CNO IN <text:s/>(</text:p>
      <text:p text:style-name="Code"><text:tab/><text:tab/>SELECT CNO</text:p>
      <text:p text:style-name="Code"><text:tab/><text:tab/>FROM Course, Teacher</text:p>
      <text:p text:style-name="Code"><text:tab/><text:tab/>WHERE Course.CNAME = '数据结构'</text:p>
      <text:p text:style-name="Code"><text:tab/><text:tab/>AND Course.TNO = Teacher.TNO</text:p>
      <text:p text:style-name="Code"><text:tab/><text:tab/>AND Teacher.TNAME = '张星');</text:p>
      <text:p text:style-name="Code"/>
      <text:p text:style-name="Code">###### 2.6 DELETE #####</text:p>
      <text:p text:style-name="Code">DELETE FROM SC</text:p>
      <text:p text:style-name="Code">WHERE SNO IN (</text:p>
      <text:p text:style-name="Code"><text:tab/><text:tab/>SELECT SNO</text:p>
      <text:p text:style-name="Code"><text:tab/><text:tab/>FROM Student</text:p>
      <text:p text:style-name="Code"><text:tab/><text:tab/>WHERE SNAME = '马阳');</text:p>
      <text:p text:style-name="Code"/>
      <text:p text:style-name="Code">##################################################</text:p>
      <text:p text:style-name="Code">#</text:p>
      <text:p text:style-name="Code"># <text:s text:c="19"/>Section 3</text:p>
      <text:p text:style-name="Code">#</text:p>
      <text:p text:style-name="Code">##################################################</text:p>
      <text:p text:style-name="Code"/>
      <text:p text:style-name="Code">###### 3.1 CREATE ######</text:p>
      <text:p text:style-name="Code">CREATE VIEW CS_STUDENT</text:p>
      <text:p text:style-name="Code">AS SELECT *</text:p>
      <text:p text:style-name="Code"><text:soft-page-break/>FROM Student</text:p>
      <text:p text:style-name="Code">WHERE DEPTNO IN (</text:p>
      <text:p text:style-name="Code"><text:tab/><text:tab/>SELECT DEPTNO</text:p>
      <text:p text:style-name="Code"><text:tab/><text:tab/>FROM Dept</text:p>
      <text:p text:style-name="Code"><text:tab/><text:tab/>WHERE DNAME = '计算机'</text:p>
      <text:p text:style-name="Code"><text:tab/><text:tab/>);</text:p>
      <text:p text:style-name="Code"/>
      <text:p text:style-name="Code">###### 3.2 DELETE ######</text:p>
      <text:p text:style-name="Code">DROP VIEW CS_STUDEN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Ming CN" svg:font-family="'AR PL UMing CN'"/>
    <style:font-face style:name="DejaVu Sans" svg:font-family="'DejaVu Sans'" style:font-family-generic="swiss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ans" fo:font-size="12pt" fo:language="en" fo:country="US" style:letter-kerning="true" style:font-name-asian="AR PL UMing CN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R PL UMing CN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name-asian="AR PL UMing CN" style:font-name-complex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name-asian="AR PL UMing CN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name-asian="AR PL UMing CN" style:font-name-complex="DejaVu Sans"/>
    </style:style>
    <style:style style:name="Code" style:family="paragraph" style:parent-style-name="Standard" style:class="text" style:master-page-name="">
      <style:paragraph-properties fo:margin-left="1cm" fo:margin-right="1cm" fo:text-indent="0cm" style:auto-text-indent="false" style:page-number="auto" fo:padding="0.049cm" fo:border="0.26pt dotted #000000" style:shadow="none"/>
      <style:text-properties fo:color="#333333" style:font-name="DejaVu Sans Mono" fo:font-size="10.5pt" style:font-size-asian="10.5pt" style:font-weight-asian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01cm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4c19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数据库SQL实验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zhao</meta:initial-creator>
    <meta:creation-date>2011-10-10T02:57:16</meta:creation-date>
    <dc:date>2011-10-10T03:14:36</dc:date>
    <dc:creator>silver zhao</dc:creator>
    <meta:editing-duration>PT11M8S</meta:editing-duration>
    <meta:editing-cycles>4</meta:editing-cycles>
    <meta:generator>LibreOffice/3.4$Linux LibreOffice_project/340m1$Build-302</meta:generator>
    <dc:subject>数据库SQL实验</dc:subject>
    <dc:title>数据库SQL实验</dc:title>
    <meta:document-statistic meta:table-count="0" meta:image-count="0" meta:object-count="0" meta:page-count="5" meta:paragraph-count="183" meta:word-count="594" meta:character-count="3554" meta:non-whitespace-character-count="2903"/>
  </office:meta>
</office:document-meta>
</file>